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c7797" officeooo:paragraph-rsid="002c7797"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34f775"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4c5d50" officeooo:paragraph-rsid="004c5d50"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weight="normal"/>
    </style:style>
    <style:style style:name="P10"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1" style:family="paragraph" style:parent-style-name="Text_20_body">
      <style:text-properties officeooo:rsid="0024d8a9" officeooo:paragraph-rsid="002ab85a"/>
    </style:style>
    <style:style style:name="P12" style:family="paragraph" style:parent-style-name="Text_20_body">
      <style:text-properties officeooo:rsid="002ab85a" officeooo:paragraph-rsid="002ab85a"/>
    </style:style>
    <style:style style:name="P13" style:family="paragraph" style:parent-style-name="Text_20_body">
      <style:text-properties officeooo:rsid="002c7797" officeooo:paragraph-rsid="002c7797"/>
    </style:style>
    <style:style style:name="P14" style:family="paragraph" style:parent-style-name="Text_20_body">
      <style:text-properties officeooo:rsid="0033a3ff" officeooo:paragraph-rsid="003b7898"/>
    </style:style>
    <style:style style:name="P15" style:family="paragraph" style:parent-style-name="Text_20_body">
      <style:text-properties officeooo:rsid="0037ce3a" officeooo:paragraph-rsid="0037ce3a"/>
    </style:style>
    <style:style style:name="P16" style:family="paragraph" style:parent-style-name="Text_20_body">
      <style:text-properties fo:font-style="normal" officeooo:rsid="004f3a8e" officeooo:paragraph-rsid="004f3a8e" style:font-style-asian="normal" style:font-style-complex="normal"/>
    </style:style>
    <style:style style:name="P17" style:family="paragraph" style:parent-style-name="Text_20_body">
      <style:text-properties officeooo:rsid="0050f862" officeooo:paragraph-rsid="0050f862"/>
    </style:style>
    <style:style style:name="P18" style:family="paragraph" style:parent-style-name="Text_20_body">
      <style:paragraph-properties>
        <style:tab-stops>
          <style:tab-stop style:position="3.5736in"/>
        </style:tab-stops>
      </style:paragraph-properties>
      <style:text-properties fo:font-weight="normal"/>
    </style:style>
    <style:style style:name="P19" style:family="paragraph" style:parent-style-name="Text_20_body">
      <style:text-properties officeooo:rsid="00432c29" officeooo:paragraph-rsid="00432c29"/>
    </style:style>
    <style:style style:name="P20" style:family="paragraph" style:parent-style-name="Text_20_body">
      <style:text-properties officeooo:rsid="0063e7df" officeooo:paragraph-rsid="0063e7df"/>
    </style:style>
    <style:style style:name="P21"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22"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23"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2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2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2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2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2c02e3" style:text-blinking="false" fo:background-color="transparent" style:font-size-asian="10pt" style:font-size-complex="10pt"/>
    </style:style>
    <style:style style:name="P2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2ebf75" style:text-blinking="false" fo:background-color="transparent" style:font-size-asian="10pt" style:font-size-complex="10pt"/>
    </style:style>
    <style:style style:name="P2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385307" style:text-blinking="false" fo:background-color="transparent" style:font-size-asian="10pt" style:font-size-complex="10pt"/>
    </style:style>
    <style:style style:name="P30"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31" style:family="paragraph" style:parent-style-name="Text_20_body">
      <style:text-properties officeooo:rsid="005fb4d5" officeooo:paragraph-rsid="002ebf75"/>
    </style:style>
    <style:style style:name="P32" style:family="paragraph" style:parent-style-name="Text_20_body">
      <style:text-properties officeooo:rsid="006b2534" officeooo:paragraph-rsid="006b2534"/>
    </style:style>
    <style:style style:name="P33" style:family="paragraph" style:parent-style-name="Text_20_body">
      <style:text-properties officeooo:rsid="008919a3" officeooo:paragraph-rsid="008919a3"/>
    </style:style>
    <style:style style:name="P34" style:family="paragraph" style:parent-style-name="Text_20_body">
      <style:text-properties officeooo:rsid="00896ae5" officeooo:paragraph-rsid="00896ae5"/>
    </style:style>
    <style:style style:name="P35" style:family="paragraph" style:parent-style-name="Text_20_body">
      <style:text-properties officeooo:rsid="008b641d" officeooo:paragraph-rsid="008b641d"/>
    </style:style>
    <style:style style:name="P36" style:family="paragraph" style:parent-style-name="Text_20_body">
      <style:text-properties officeooo:rsid="008c797b" officeooo:paragraph-rsid="008c797b"/>
    </style:style>
    <style:style style:name="P37" style:family="paragraph" style:parent-style-name="Text_20_body">
      <style:text-properties officeooo:rsid="008ea7ba" officeooo:paragraph-rsid="00915be3"/>
    </style:style>
    <style:style style:name="P38" style:family="paragraph" style:parent-style-name="Text_20_body">
      <style:paragraph-properties fo:text-align="start" style:justify-single-word="false"/>
      <style:text-properties officeooo:rsid="00915be3" officeooo:paragraph-rsid="00971593"/>
    </style:style>
    <style:style style:name="P39" style:family="paragraph" style:parent-style-name="Text_20_body">
      <style:paragraph-properties fo:text-align="start" style:justify-single-word="false"/>
      <style:text-properties officeooo:rsid="00998fb2" officeooo:paragraph-rsid="00998fb2"/>
    </style:style>
    <style:style style:name="P4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7b7b89" style:text-blinking="false" fo:background-color="transparent"/>
    </style:style>
    <style:style style:name="P4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7e2fdd" style:text-blinking="false" fo:background-color="transparent"/>
    </style:style>
    <style:style style:name="P4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4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4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4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46" style:family="paragraph" style:parent-style-name="Heading_20_1">
      <style:text-properties officeooo:paragraph-rsid="001e6530"/>
    </style:style>
    <style:style style:name="P47" style:family="paragraph" style:parent-style-name="Heading_20_2">
      <style:text-properties officeooo:paragraph-rsid="0037ce3a"/>
    </style:style>
    <style:style style:name="P48" style:family="paragraph" style:parent-style-name="Heading_20_3">
      <style:text-properties officeooo:paragraph-rsid="0050f862"/>
    </style:style>
    <style:style style:name="P49" style:family="paragraph" style:parent-style-name="Heading_20_3">
      <style:text-properties officeooo:rsid="0037ce3a" officeooo:paragraph-rsid="0037ce3a"/>
    </style:style>
    <style:style style:name="P50" style:family="paragraph" style:parent-style-name="Heading_20_3">
      <style:text-properties officeooo:paragraph-rsid="002ab85a"/>
    </style:style>
    <style:style style:name="P51" style:family="paragraph" style:parent-style-name="Heading_20_3">
      <style:text-properties officeooo:rsid="00896ae5" officeooo:paragraph-rsid="00896ae5"/>
    </style:style>
    <style:style style:name="P52" style:family="paragraph" style:parent-style-name="Heading_20_3">
      <style:text-properties officeooo:rsid="008b641d" officeooo:paragraph-rsid="008b641d"/>
    </style:style>
    <style:style style:name="P53" style:family="paragraph" style:parent-style-name="Heading_20_3">
      <style:text-properties officeooo:rsid="00915be3" officeooo:paragraph-rsid="00915be3"/>
    </style:style>
    <style:style style:name="P54"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Contents_20_3">
      <style:paragraph-properties>
        <style:tab-stops>
          <style:tab-stop style:position="6.3in" style:type="right" style:leader-style="dotted" style:leader-text="."/>
        </style:tab-stops>
      </style:paragraph-properties>
    </style:style>
    <style:style style:name="P57"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85ca3d"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officeooo:rsid="0018ec18"/>
    </style:style>
    <style:style style:name="T9" style:family="text">
      <style:text-properties officeooo:rsid="0024d8a9"/>
    </style:style>
    <style:style style:name="T10" style:family="text">
      <style:text-properties fo:font-style="italic" style:font-style-asian="italic" style:font-style-complex="italic"/>
    </style:style>
    <style:style style:name="T11" style:family="text">
      <style:text-properties fo:font-style="italic" officeooo:rsid="00293d8d" style:font-style-asian="italic" style:font-style-complex="italic"/>
    </style:style>
    <style:style style:name="T12" style:family="text">
      <style:text-properties fo:font-style="italic" officeooo:rsid="0037ce3a" style:font-style-asian="italic" style:font-style-complex="italic"/>
    </style:style>
    <style:style style:name="T13" style:family="text">
      <style:text-properties fo:font-style="italic" officeooo:rsid="00398d7c" style:font-style-asian="italic" style:font-style-complex="italic"/>
    </style:style>
    <style:style style:name="T14" style:family="text">
      <style:text-properties fo:font-style="italic" officeooo:rsid="003b7898" style:font-style-asian="italic" style:font-style-complex="italic"/>
    </style:style>
    <style:style style:name="T15" style:family="text">
      <style:text-properties fo:font-style="italic" officeooo:rsid="0052af30" style:font-style-asian="italic" style:font-style-complex="italic"/>
    </style:style>
    <style:style style:name="T16" style:family="text">
      <style:text-properties fo:font-style="italic" officeooo:rsid="0066c0aa" style:font-style-asian="italic" style:font-style-complex="italic"/>
    </style:style>
    <style:style style:name="T17" style:family="text">
      <style:text-properties fo:font-style="italic" officeooo:rsid="0069666b" style:font-style-asian="italic" style:font-style-complex="italic"/>
    </style:style>
    <style:style style:name="T18" style:family="text">
      <style:text-properties fo:font-style="italic" officeooo:rsid="009033b9" style:font-style-asian="italic" style:font-style-complex="italic"/>
    </style:style>
    <style:style style:name="T19" style:family="text">
      <style:text-properties fo:font-style="italic" officeooo:rsid="00915be3" style:font-style-asian="italic" style:font-style-complex="italic"/>
    </style:style>
    <style:style style:name="T20" style:family="text">
      <style:text-properties fo:font-style="italic" officeooo:rsid="0092fd91" style:font-style-asian="italic" style:font-style-complex="italic"/>
    </style:style>
    <style:style style:name="T21" style:family="text">
      <style:text-properties fo:font-style="italic" officeooo:rsid="009494b0" style:font-style-asian="italic" style:font-style-complex="italic"/>
    </style:style>
    <style:style style:name="T22" style:family="text">
      <style:text-properties fo:font-style="italic" officeooo:rsid="00958409" style:font-style-asian="italic" style:font-style-complex="italic"/>
    </style:style>
    <style:style style:name="T23" style:family="text">
      <style:text-properties fo:font-style="italic" officeooo:rsid="00971593" style:font-style-asian="italic" style:font-style-complex="italic"/>
    </style:style>
    <style:style style:name="T24" style:family="text">
      <style:text-properties fo:font-style="italic" officeooo:rsid="0097788d" style:font-style-asian="italic" style:font-style-complex="italic"/>
    </style:style>
    <style:style style:name="T25" style:family="text">
      <style:text-properties fo:font-style="italic" officeooo:rsid="009b0571"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93d8d" style:font-style-asian="normal" style:font-style-complex="normal"/>
    </style:style>
    <style:style style:name="T28" style:family="text">
      <style:text-properties fo:font-style="normal" officeooo:rsid="002ab85a" style:font-style-asian="normal" style:font-style-complex="normal"/>
    </style:style>
    <style:style style:name="T29" style:family="text">
      <style:text-properties fo:font-style="normal" officeooo:rsid="002dbf15" style:font-style-asian="normal" style:font-style-complex="normal"/>
    </style:style>
    <style:style style:name="T30" style:family="text">
      <style:text-properties fo:font-style="normal" officeooo:rsid="003316fb" style:font-style-asian="normal" style:font-style-complex="normal"/>
    </style:style>
    <style:style style:name="T31" style:family="text">
      <style:text-properties fo:font-style="normal" officeooo:rsid="003369d2" style:font-style-asian="normal" style:font-style-complex="normal"/>
    </style:style>
    <style:style style:name="T32" style:family="text">
      <style:text-properties fo:font-style="normal" officeooo:rsid="0037ce3a" style:font-style-asian="normal" style:font-style-complex="normal"/>
    </style:style>
    <style:style style:name="T33" style:family="text">
      <style:text-properties fo:font-style="normal" officeooo:rsid="00398d7c" style:font-style-asian="normal" style:font-style-complex="normal"/>
    </style:style>
    <style:style style:name="T34" style:family="text">
      <style:text-properties fo:font-style="normal" officeooo:rsid="003cf574" style:font-style-asian="normal" style:font-style-complex="normal"/>
    </style:style>
    <style:style style:name="T35" style:family="text">
      <style:text-properties fo:font-style="normal" officeooo:rsid="0052af30" style:font-style-asian="normal" style:font-style-complex="normal"/>
    </style:style>
    <style:style style:name="T36" style:family="text">
      <style:text-properties fo:font-style="normal" officeooo:rsid="0066c0aa" style:font-style-asian="normal" style:font-style-complex="normal"/>
    </style:style>
    <style:style style:name="T37" style:family="text">
      <style:text-properties fo:font-style="normal" officeooo:rsid="00684cb6" style:font-style-asian="normal" style:font-style-complex="normal"/>
    </style:style>
    <style:style style:name="T38" style:family="text">
      <style:text-properties fo:font-style="normal" officeooo:rsid="0069666b" style:font-style-asian="normal" style:font-style-complex="normal"/>
    </style:style>
    <style:style style:name="T39" style:family="text">
      <style:text-properties fo:font-style="normal" officeooo:rsid="006a062f" style:font-style-asian="normal" style:font-style-complex="normal"/>
    </style:style>
    <style:style style:name="T40" style:family="text">
      <style:text-properties fo:font-style="normal" officeooo:rsid="008b641d" style:font-style-asian="normal" style:font-style-complex="normal"/>
    </style:style>
    <style:style style:name="T41" style:family="text">
      <style:text-properties fo:font-style="normal" officeooo:rsid="009033b9" style:font-style-asian="normal" style:font-style-complex="normal"/>
    </style:style>
    <style:style style:name="T42" style:family="text">
      <style:text-properties fo:font-style="normal" officeooo:rsid="00915be3" style:font-style-asian="normal" style:font-style-complex="normal"/>
    </style:style>
    <style:style style:name="T43" style:family="text">
      <style:text-properties fo:font-style="normal" officeooo:rsid="0092fd91" style:font-style-asian="normal" style:font-style-complex="normal"/>
    </style:style>
    <style:style style:name="T44" style:family="text">
      <style:text-properties fo:font-style="normal" officeooo:rsid="009494b0" style:font-style-asian="normal" style:font-style-complex="normal"/>
    </style:style>
    <style:style style:name="T45" style:family="text">
      <style:text-properties fo:font-style="normal" officeooo:rsid="00958409" style:font-style-asian="normal" style:font-style-complex="normal"/>
    </style:style>
    <style:style style:name="T46" style:family="text">
      <style:text-properties fo:font-style="normal" officeooo:rsid="00971593" style:font-style-asian="normal" style:font-style-complex="normal"/>
    </style:style>
    <style:style style:name="T47" style:family="text">
      <style:text-properties fo:font-style="normal" officeooo:rsid="0098f459" style:font-style-asian="normal" style:font-style-complex="normal"/>
    </style:style>
    <style:style style:name="T48" style:family="text">
      <style:text-properties fo:font-style="normal" officeooo:rsid="009b0571" style:font-style-asian="normal" style:font-style-complex="normal"/>
    </style:style>
    <style:style style:name="T49" style:family="text">
      <style:text-properties fo:font-style="normal" officeooo:rsid="009bb5b9" style:font-style-asian="normal" style:font-style-complex="normal"/>
    </style:style>
    <style:style style:name="T50" style:family="text">
      <style:text-properties fo:font-style="normal" officeooo:rsid="009cf9a5" style:font-style-asian="normal" style:font-style-complex="normal"/>
    </style:style>
    <style:style style:name="T51" style:family="text">
      <style:text-properties officeooo:rsid="0027fc74"/>
    </style:style>
    <style:style style:name="T52" style:family="text">
      <style:text-properties officeooo:rsid="00293d8d"/>
    </style:style>
    <style:style style:name="T53" style:family="text">
      <style:text-properties officeooo:rsid="002ab85a"/>
    </style:style>
    <style:style style:name="T54" style:family="text">
      <style:text-properties officeooo:rsid="002c7797"/>
    </style:style>
    <style:style style:name="T55" style:family="text">
      <style:text-properties officeooo:rsid="002dbf15"/>
    </style:style>
    <style:style style:name="T56" style:family="text">
      <style:text-properties officeooo:rsid="002ef223"/>
    </style:style>
    <style:style style:name="T57" style:family="text">
      <style:text-properties officeooo:rsid="00314889"/>
    </style:style>
    <style:style style:name="T58" style:family="text">
      <style:text-properties officeooo:rsid="0033a3ff"/>
    </style:style>
    <style:style style:name="T59" style:family="text">
      <style:text-properties officeooo:rsid="0037ce3a"/>
    </style:style>
    <style:style style:name="T60" style:family="text">
      <style:text-properties officeooo:rsid="00398d7c"/>
    </style:style>
    <style:style style:name="T61" style:family="text">
      <style:text-properties officeooo:rsid="003d6fed"/>
    </style:style>
    <style:style style:name="T62" style:family="text">
      <style:text-properties officeooo:rsid="0041461c"/>
    </style:style>
    <style:style style:name="T63" style:family="text">
      <style:text-properties officeooo:rsid="0042825e"/>
    </style:style>
    <style:style style:name="T64" style:family="text">
      <style:text-properties officeooo:rsid="0047f01e"/>
    </style:style>
    <style:style style:name="T65" style:family="text">
      <style:text-properties officeooo:rsid="0049272f"/>
    </style:style>
    <style:style style:name="T66" style:family="text">
      <style:text-properties officeooo:rsid="004c5d50"/>
    </style:style>
    <style:style style:name="T67" style:family="text">
      <style:text-properties officeooo:rsid="004f3a8e"/>
    </style:style>
    <style:style style:name="T68" style:family="text">
      <style:text-properties officeooo:rsid="0050f862"/>
    </style:style>
    <style:style style:name="T69" style:family="text">
      <style:text-properties officeooo:rsid="0052af30"/>
    </style:style>
    <style:style style:name="T70" style:family="text">
      <style:text-properties officeooo:rsid="0053b07d"/>
    </style:style>
    <style:style style:name="T71" style:family="text">
      <style:text-properties officeooo:rsid="005604bf"/>
    </style:style>
    <style:style style:name="T72" style:family="text">
      <style:text-properties officeooo:rsid="006ad9c1"/>
    </style:style>
    <style:style style:name="T73" style:family="text">
      <style:text-properties officeooo:rsid="006b2534"/>
    </style:style>
    <style:style style:name="T74" style:family="text">
      <style:text-properties officeooo:rsid="006e536f"/>
    </style:style>
    <style:style style:name="T75" style:family="text">
      <style:text-properties officeooo:rsid="00702907"/>
    </style:style>
    <style:style style:name="T76" style:family="text">
      <style:text-properties officeooo:rsid="0071ecc1"/>
    </style:style>
    <style:style style:name="T77" style:family="text">
      <style:text-properties officeooo:rsid="007e2fdd"/>
    </style:style>
    <style:style style:name="T78" style:family="text">
      <style:text-properties officeooo:rsid="0081d99c"/>
    </style:style>
    <style:style style:name="T79" style:family="text">
      <style:text-properties officeooo:rsid="0085ca3d"/>
    </style:style>
    <style:style style:name="T80" style:family="text">
      <style:text-properties officeooo:rsid="008856c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f_</text:p>
      <text:p text:style-name="P2"><text:bookmark text:name="docs-internal-guid-3948531d-3749-5f80-f3b6-bb3a5891f8d8"/>Asynchronous programming made eas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am Machiels</text:p>
      <text:p text:style-name="P3">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5"><text:a xlink:type="simple" xlink:href="#__RefHeading___Toc112_5293758" text:style-name="Index_20_Link" text:visited-style-name="Index_20_Link">Preface<text:tab/>3</text:a></text:p>
          <text:p text:style-name="P55"><text:a xlink:type="simple" xlink:href="#__RefHeading___Toc114_5293758" text:style-name="Index_20_Link" text:visited-style-name="Index_20_Link">Introduction<text:tab/>3</text:a></text:p>
          <text:p text:style-name="P57"><text:a xlink:type="simple" xlink:href="#__RefHeading___Toc116_5293758" text:style-name="Index_20_Link" text:visited-style-name="Index_20_Link">Asynchronous programming<text:tab/>4</text:a></text:p>
          <text:p text:style-name="P57"><text:a xlink:type="simple" xlink:href="#__RefHeading___Toc118_5293758" text:style-name="Index_20_Link" text:visited-style-name="Index_20_Link">Separation of concerns<text:tab/>4</text:a></text:p>
          <text:p text:style-name="P57"><text:a xlink:type="simple" xlink:href="#__RefHeading___Toc120_5293758" text:style-name="Index_20_Link" text:visited-style-name="Index_20_Link">Loosely coupled application logic<text:tab/>4</text:a></text:p>
          <text:p text:style-name="P57"><text:a xlink:type="simple" xlink:href="#__RefHeading___Toc124_5293758" text:style-name="Index_20_Link" text:visited-style-name="Index_20_Link">Problems to solve (conclusion)<text:tab/>5</text:a></text:p>
          <text:p text:style-name="P57"><text:a xlink:type="simple" xlink:href="#__RefHeading___Toc126_5293758" text:style-name="Index_20_Link" text:visited-style-name="Index_20_Link">Solution to the problems (conclusion)<text:tab/>5</text:a></text:p>
          <text:p text:style-name="P57"><text:a xlink:type="simple" xlink:href="#__RefHeading___Toc128_5293758" text:style-name="Index_20_Link" text:visited-style-name="Index_20_Link">Why Node.js<text:tab/>5</text:a></text:p>
          <text:p text:style-name="P55"><text:a xlink:type="simple" xlink:href="#__RefHeading___Toc130_5293758" text:style-name="Index_20_Link" text:visited-style-name="Index_20_Link">Application development<text:tab/>5</text:a></text:p>
          <text:p text:style-name="P57"><text:a xlink:type="simple" xlink:href="#__RefHeading___Toc132_5293758" text:style-name="Index_20_Link" text:visited-style-name="Index_20_Link">Continuous integration<text:tab/>5</text:a></text:p>
          <text:p text:style-name="P56"><text:a xlink:type="simple" xlink:href="#__RefHeading___Toc134_5293758" text:style-name="Index_20_Link" text:visited-style-name="Index_20_Link">Integration tests<text:tab/>6</text:a></text:p>
          <text:p text:style-name="P56"><text:a xlink:type="simple" xlink:href="#__RefHeading___Toc136_5293758" text:style-name="Index_20_Link" text:visited-style-name="Index_20_Link">Travis-ci<text:tab/>6</text:a></text:p>
          <text:p text:style-name="P56"><text:a xlink:type="simple" xlink:href="#__RefHeading___Toc142_5293758" text:style-name="Index_20_Link" text:visited-style-name="Index_20_Link">Unit tests<text:tab/>6</text:a></text:p>
          <text:p text:style-name="P56"><text:a xlink:type="simple" xlink:href="#__RefHeading___Toc140_5293758" text:style-name="Index_20_Link" text:visited-style-name="Index_20_Link">Mocha<text:tab/>6</text:a></text:p>
          <text:p text:style-name="P57"><text:a xlink:type="simple" xlink:href="#__RefHeading___Toc156_5293758" text:style-name="Index_20_Link" text:visited-style-name="Index_20_Link">Code coverage<text:tab/>7</text:a></text:p>
          <text:p text:style-name="P56"><text:a xlink:type="simple" xlink:href="#__RefHeading___Toc158_5293758" text:style-name="Index_20_Link" text:visited-style-name="Index_20_Link">Istanbul<text:tab/>7</text:a></text:p>
          <text:p text:style-name="P56"><text:a xlink:type="simple" xlink:href="#__RefHeading___Toc160_5293758" text:style-name="Index_20_Link" text:visited-style-name="Index_20_Link">Coveralls<text:tab/>7</text:a></text:p>
          <text:p text:style-name="P57"><text:a xlink:type="simple" xlink:href="#__RefHeading___Toc162_5293758" text:style-name="Index_20_Link" text:visited-style-name="Index_20_Link">In-line documentation<text:tab/>7</text:a></text:p>
          <text:p text:style-name="P56"><text:a xlink:type="simple" xlink:href="#__RefHeading___Toc164_5293758" text:style-name="Index_20_Link" text:visited-style-name="Index_20_Link">JSDoc<text:tab/>7</text:a></text:p>
          <text:p text:style-name="P56"><text:a xlink:type="simple" xlink:href="#__RefHeading___Toc166_5293758" text:style-name="Index_20_Link" text:visited-style-name="Index_20_Link">Inch-ci<text:tab/>8</text:a></text:p>
          <text:p text:style-name="P57"><text:a xlink:type="simple" xlink:href="#__RefHeading___Toc168_5293758" text:style-name="Index_20_Link" text:visited-style-name="Index_20_Link">Code quality<text:tab/>8</text:a></text:p>
          <text:p text:style-name="P56"><text:a xlink:type="simple" xlink:href="#__RefHeading___Toc170_5293758" text:style-name="Index_20_Link" text:visited-style-name="Index_20_Link">Codacy and Code Climate<text:tab/>8</text:a></text:p>
          <text:p text:style-name="P56"><text:a xlink:type="simple" xlink:href="#__RefHeading___Toc174_5293758" text:style-name="Index_20_Link" text:visited-style-name="Index_20_Link">JSLint<text:tab/>8</text:a></text:p>
          <text:p text:style-name="P55"><text:a xlink:type="simple" xlink:href="#__RefHeading___Toc176_5293758" text:style-name="Index_20_Link" text:visited-style-name="Index_20_Link">Application realization<text:tab/>9</text:a></text:p>
          <text:p text:style-name="P57"><text:a xlink:type="simple" xlink:href="#__RefHeading___Toc178_5293758" text:style-name="Index_20_Link" text:visited-style-name="Index_20_Link">Pre-alpha<text:tab/>9</text:a></text:p>
          <text:p text:style-name="P57"><text:a xlink:type="simple" xlink:href="#__RefHeading___Toc180_5293758" text:style-name="Index_20_Link" text:visited-style-name="Index_20_Link">Alpha<text:tab/>9</text:a></text:p>
          <text:p text:style-name="P57"><text:a xlink:type="simple" xlink:href="#__RefHeading___Toc182_5293758" text:style-name="Index_20_Link" text:visited-style-name="Index_20_Link">Beta</text:a><text:a xlink:type="simple" xlink:href="#__RefHeading___Toc182_5293758" text:style-name="Index_20_Link" text:visited-style-name="Index_20_Link"><text:tab/>9</text:a></text:p>
          <text:p text:style-name="P57"><text:a xlink:type="simple" xlink:href="#__RefHeading___Toc192_5293758" text:style-name="Index_20_Link" text:visited-style-name="Index_20_Link">Production release<text:tab/>9</text:a></text:p>
          <text:p text:style-name="P55"><text:a xlink:type="simple" xlink:href="#__RefHeading___Toc196_5293758" text:style-name="Index_20_Link" text:visited-style-name="Index_20_Link">API<text:tab/>10</text:a></text:p>
          <text:p text:style-name="P57"><text:a xlink:type="simple" xlink:href="#__RefHeading___Toc198_5293758" text:style-name="Index_20_Link" text:visited-style-name="Index_20_Link">getConstructor<text:tab/>10</text:a></text:p>
          <text:p text:style-name="P56"><text:a xlink:type="simple" xlink:href="#__RefHeading___Toc1267_1147079131" text:style-name="Index_20_Link" text:visited-style-name="Index_20_Link">initializer<text:tab/>10</text:a></text:p>
          <text:p text:style-name="P56"><text:a xlink:type="simple" xlink:href="#__RefHeading___Toc1269_1147079131" text:style-name="Index_20_Link" text:visited-style-name="Index_20_Link">function_flow<text:tab/>10</text:a></text:p>
          <text:p text:style-name="P57"><text:a xlink:type="simple" xlink:href="#__RefHeading___Toc200_5293758" text:style-name="Index_20_Link" text:visited-style-name="Index_20_Link">instance_modules<text:tab/>10</text:a></text:p>
          <text:p text:style-name="P56"><text:a xlink:type="simple" xlink:href="#__RefHeading___Toc1271_1147079131" text:style-name="Index_20_Link" text:visited-style-name="Index_20_Link">err<text:tab/>10</text:a></text:p>
          <text:p text:style-name="P56"><text:a xlink:type="simple" xlink:href="#__RefHeading___Toc1273_1147079131" text:style-name="Index_20_Link" text:visited-style-name="Index_20_Link">log<text:tab/>10</text:a></text:p>
          <text:p text:style-name="P56"><text:a xlink:type="simple" xlink:href="#__RefHeading___Toc1275_1147079131" text:style-name="Index_20_Link" text:visited-style-name="Index_20_Link">History<text:tab/>10</text:a></text:p>
          <text:p text:style-name="P57"><text:a xlink:type="simple" xlink:href="#__RefHeading___Toc202_5293758" text:style-name="Index_20_Link" text:visited-style-name="Index_20_Link">methods<text:tab/>11</text:a></text:p>
          <text:p text:style-name="P56"><text:a xlink:type="simple" xlink:href="#__RefHeading___Toc204_5293758" text:style-name="Index_20_Link" text:visited-style-name="Index_20_Link">next<text:tab/>11</text:a></text:p>
          <text:p text:style-name="P56"><text:a xlink:type="simple" xlink:href="#__RefHeading___Toc206_5293758" text:style-name="Index_20_Link" text:visited-style-name="Index_20_Link">abort<text:tab/>11</text:a></text:p>
          <text:p text:style-name="P56"><text:a xlink:type="simple" xlink:href="#__RefHeading___Toc208_5293758" text:style-name="Index_20_Link" text:visited-style-name="Index_20_Link">finish<text:tab/>11</text:a></text:p>
          <text:p text:style-name="P56"><text:a xlink:type="simple" xlink:href="#__RefHeading___Toc210_5293758" text:style-name="Index_20_Link" text:visited-style-name="Index_20_Link">retryAll<text:tab/>11</text:a></text:p>
          <text:p text:style-name="P56"><text:a xlink:type="simple" xlink:href="#__RefHeading___Toc212_5293758" text:style-name="Index_20_Link" text:visited-style-name="Index_20_Link">retryThis<text:tab/>11</text:a></text:p>
          <text:p text:style-name="P56"><text:a xlink:type="simple" xlink:href="#__RefHeading___Toc214_5293758" text:style-name="Index_20_Link" text:visited-style-name="Index_20_Link">retryFrom<text:tab/>11</text:a></text:p>
          <text:p text:style-name="P56"><text:a xlink:type="simple" xlink:href="#__RefHeading___Toc216_5293758" text:style-name="Index_20_Link" text:visited-style-name="Index_20_Link">retryMethod<text:tab/>12</text:a></text:p>
          <text:p text:style-name="P55"><text:a xlink:type="simple" xlink:href="#__RefHeading___Toc218_5293758" text:style-name="Index_20_Link" text:visited-style-name="Index_20_Link">Flowcharts<text:tab/>12</text:a></text:p>
          <text:p text:style-name="P57"><text:a xlink:type="simple" xlink:href="#__RefHeading___Toc220_5293758" text:style-name="Index_20_Link" text:visited-style-name="Index_20_Link">getConstructor<text:tab/>12</text:a></text:p>
          <text:p text:style-name="P57"><text:a xlink:type="simple" xlink:href="#__RefHeading___Toc222_5293758" text:style-name="Index_20_Link" text:visited-style-name="Index_20_Link">next<text:tab/>12</text:a></text:p>
          <text:p text:style-name="P57"><text:a xlink:type="simple" xlink:href="#__RefHeading___Toc224_5293758" text:style-name="Index_20_Link" text:visited-style-name="Index_20_Link">Simple program<text:tab/>12</text:a></text:p>
          <text:p text:style-name="P55"><text:soft-page-break/><text:a xlink:type="simple" xlink:href="#__RefHeading___Toc226_5293758" text:style-name="Index_20_Link" text:visited-style-name="Index_20_Link">Examples<text:tab/>12</text:a></text:p>
          <text:p text:style-name="P57"><text:a xlink:type="simple" xlink:href="#__RefHeading___Toc228_5293758" text:style-name="Index_20_Link" text:visited-style-name="Index_20_Link">Minimal<text:tab/>12</text:a></text:p>
          <text:p text:style-name="P57"><text:a xlink:type="simple" xlink:href="#__RefHeading___Toc230_5293758" text:style-name="Index_20_Link" text:visited-style-name="Index_20_Link">Source code collector<text:tab/>12</text:a></text:p>
          <text:p text:style-name="P57"><text:a xlink:type="simple" xlink:href="#__RefHeading___Toc232_5293758" text:style-name="Index_20_Link" text:visited-style-name="Index_20_Link">HTTP request handler<text:tab/>13</text:a></text:p>
          <text:p text:style-name="P55"><text:a xlink:type="simple" xlink:href="#__RefHeading___Toc236_5293758" text:style-name="Index_20_Link" text:visited-style-name="Index_20_Link">Project maintenance<text:tab/>14</text:a></text:p>
        </text:index-body>
      </text:table-of-content>
      <text:h text:style-name="Heading_20_1" text:outline-level="1"/>
      <text:h text:style-name="Heading_20_1" text:outline-level="1"><text:bookmark-start text:name="__RefHeading___Toc116_529375821"/><text:bookmark-end text:name="__RefHeading___Toc116_529375821"/></text:h>
      <text:h text:style-name="Heading_20_1" text:outline-level="1"/>
      <text:h text:style-name="Heading_20_1" text:outline-level="1"><text:bookmark text:name="docs-internal-guid-46832a2a-374a-e051-bc13-e3e46977b506"/><text:bookmark-start text:name="__RefHeading___Toc112_5293758"/>Preface<text:bookmark-end text:name="__RefHeading___Toc112_5293758"/></text:h>
      <text:p text:style-name="P4">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57">This project was not designed to eliminate all problems programmers face, but it's there as a guideline to provide a consistent way of programming software. Since f_ is set up to be targeted by other tools, it's easy to write tools which target the f_ API. Because of this f_ can be used as an underlying framework to handle asynchronous <text:s/>code development whilst not using it for application level structure. Simplicity, flexibility and low impact is what were the goals whilst developing f_.</text:span></text:p>
      <text:h text:style-name="Heading_20_1" text:outline-level="1"><text:bookmark text:name="docs-internal-guid-efc210a6-374b-f51a-7a5b-94b18a6bb7bb"/><text:bookmark-start text:name="__RefHeading___Toc114_5293758"/>Introduction<text:bookmark-end text:name="__RefHeading___Toc114_5293758"/></text:h>
      <text:p text:style-name="P4"><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4">The result of programmers getting to focus more on actually translating an idea to a computer language instead of <text:span text:style-name="T8">focusing</text:span> on how to do the translation, results in growth of usable computational tasks for mankind to use. A way to contribute to this growth of usable computational tasks, is to tackle problems which arose (or became more important) because of new technological advancements. Some examples are: software that has to utilize multiple CPU cores, non blocking application design and designing modular and loosely coupled applications.</text:p>
      <text:p text:style-name="Text_20_body"><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text:span><text:soft-page-break/><text:span text:style-name="T1">programmers get to focus on actually realizing ideas (again).</text:span></text:p>
      <text:p text:style-name="P10"/>
      <text:h text:style-name="Heading_20_2" text:outline-level="2"><text:bookmark-start text:name="__RefHeading___Toc116_5293758"/>Asynchronous programming<text:bookmark-end text:name="__RefHeading___Toc116_5293758"/></text:h>
      <text:p text:style-name="P4">When an application interacts with the real world, like for example with an HTTP request handler. It's of course unwanted behavior that the 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callback function). All the complex computations will be done on the background, and not by the main application process. Using this strategy, a heavy HTTP request will not block all other HTTP requests from coming in.</text:p>
      <text:p text:style-name="P4">When taking the example described above, utilizing multiple CPU cores becomes a breeze. If one makes sure the complex HTTP request handler code is utilizing multiple cores, you don't have to worry about utilizing multiple cores in the mai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9"><text:span text:style-name="T4">In order to keep software source code organized and maintainable it is important to make sure every piece of code is doing just what it needs to do, and nothing more. This results in code that is easy to read and understand. Take for example a username validator, which could be written in a single function called</text:span><text:span text:style-name="T7"> </text:span><text:span text:style-name="T6">isValidUsername</text:span><text:span text:style-name="T4">.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functions like</text:span><text:span text:style-name="T7"> </text:span><text:span text:style-name="T6">hasForbiddenCharacters</text:span><text:span text:style-name="T7"> </text:span><text:span text:style-name="T4">and</text:span><text:span text:style-name="T7"> </text:span><text:span text:style-name="T6">isRequiredLength</text:span><text:span text:style-name="T4">, in for example an</text:span><text:span text:style-name="T7"> </text:span><text:span text:style-name="T6">username_validator</text:span><text:span text:style-name="T7"> </text:span><text:span text:style-name="T4">module, it would become a lot easier to look at the</text:span><text:span text:style-name="T7"> </text:span><text:span text:style-name="T6">username_validator</text:span><text:span text:style-name="T7"> </text:span><text:span text:style-name="T4">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4">When a piece of code changes within software, it's important to know what effects these changes will cause. When working on software with large code bases, this tracking of effects can become hard. If 20 pieces of some software depend on the result of one piece of code, and that one piece is going to produce different results, the other 20 pieces have to be changed manually so they can work with the new results received when calling the changed piece of code. This is called tightly coupled application logic.</text:p>
      <text:p text:style-name="P4"><text:soft-page-break/>In order to overcome this problem, the application logic has to be coupled loosely. This can be done by implementing APIs. The 20 pieces of code that are <text:span text:style-name="T66">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s to solve (conclusion)<text:bookmark-end text:name="__RefHeading___Toc124_5293758"/></text:h>
      <text:p text:style-name="P4">@TODO</text:p>
      <text:p text:style-name="P4"><text:bookmark-start text:name="__RefHeading___Toc128_529375825"/>Make it easy for programmers to write async, separated, loose, testable software.<text:bookmark-end text:name="__RefHeading___Toc128_529375825"/></text:p>
      <text:h text:style-name="Heading_20_2" text:outline-level="2"><text:bookmark-start text:name="__RefHeading___Toc126_5293758"/>Solution to the problems (conclusion)<text:bookmark-end text:name="__RefHeading___Toc126_5293758"/></text:h>
      <text:p text:style-name="P4">@TODO</text:p>
      <text:p text:style-name="P4">In order to solve the problems described above, f_ was created. I was writing code, was hard to focus on translating idea, since I had to focus on async, loose etc..</text:p>
      <text:p text:style-name="Text_20_body"><text:bookmark-start text:name="__RefHeading___Toc130_529375826"/><text:bookmark-end text:name="__RefHeading___Toc130_529375826"/></text:p>
      <text:h text:style-name="Heading_20_2" text:outline-level="2"><text:bookmark-start text:name="__RefHeading___Toc128_5293758"/>Why Node.js<text:bookmark-end text:name="__RefHeading___Toc128_5293758"/></text:h>
      <text:p text:style-name="P4"><text:bookmark-start text:name="__RefHeading___Toc132_529375827"/>Node.js was chosen as a target platform because of it's design model. It's a common practice to write software that needs to do a lot of computational tasks simultaneously. Since Node.js is running on the V8 JavaScript (JS) engine, writing blocking software is considered a bad practice, unless it's intentional of course. JS uses an event loop model, when 10 tasks are put in the event loop, each "tick" of the event loop causes the JS engine to handle 1 event. This of course means it's a <text:span text:style-name="T66">not a good idea</text:span> to fill up the event loop with every event (computational task) the software has to handle, <text:span text:style-name="T66">when thinking about a web server for example</text:span>. <text:span text:style-name="T66">But if</text:span> events are put in the background (perhaps to run on a different CPU core) the main event loop won't get filled up as quickly. This will mean the main event loop is still able to handle events and put more events in the background. <text:span text:style-name="T66">This is great for writing asynchronous code. When using certain patterns writing code that runs well on multiple CPU cores becomes the default. The software will be scalable, just add some more CPU cores and the software will run faster.</text:span><text:bookmark-end text:name="__RefHeading___Toc132_529375827"/></text:p>
      <text:h text:style-name="Heading_20_1" text:outline-level="1"><text:bookmark-start text:name="__RefHeading___Toc130_5293758"/>Application development<text:bookmark-end text:name="__RefHeading___Toc130_5293758"/></text:h>
      <text:p text:style-name="P4">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8">Continuous integration stands for the continuous supply information about an application its development status. Using continuously integrated tools whilst developing an application offers a <text:soft-page-break/>lot of help to programmers, they can automate a lot of tedious yet necessary tasks and processes. <text:span text:style-name="T71">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4"><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62">etc</text:span>. When testing software, it's important to take things like these in account. <text:span text:style-name="T63">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63">with</text:span>in <text:span text:style-name="T63">(</text:span>common<text:span text:style-name="T63">)</text:span> (computer) setups.<text:bookmark-end text:name="__RefHeading___Toc136_529375828"/></text:p>
      <text:h text:style-name="Heading_20_3" text:outline-level="3"><text:bookmark-start text:name="__RefHeading___Toc136_5293758"/>Travis-ci<text:bookmark-end text:name="__RefHeading___Toc136_5293758"/></text:h>
      <text:p text:style-name="P9"><text:span text:style-name="T4">Travis-ci is a (free for open source projects) hosted continuous integration service. Travis-ci builds application according to which language/environment is used. If I'd for example wanted Travis-ci to build a C application for me, I'd instruct Travis-ci run the</text:span><text:span text:style-name="T7"> </text:span><text:span text:style-name="T6">make</text:span><text:span text:style-name="T7"> </text:span><text:span text:style-name="T4">file. Every time an update is made to the remotely hosted repository, Travis-ci will download the latest source code and tries to build the application.</text:span></text:p>
      <text:h text:style-name="P54" text:outline-level="3"><text:bookmark-start text:name="__RefHeading___Toc142_5293758"/>Unit tests<text:bookmark-end text:name="__RefHeading___Toc142_5293758"/></text:h>
      <text:p text:style-name="P4">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Mocha<text:bookmark-end text:name="__RefHeading___Toc140_5293758"/></text:h>
      <text:p text:style-name="P9"><text:bookmark-start text:name="__RefHeading___Toc140_529375829"/><text:span text:style-name="T4">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7"> </text:span><text:span text:style-name="T6">mather</text:span><text:span text:style-name="T4">.</text:span><text:bookmark-end text:name="__RefHeading___Toc140_529375829"/></text:p>
      <text:p text:style-name="P21">describe('mather (custom math library)', () <text:span text:style-name="T53">=&gt; </text:span>{</text:p>
      <text:p text:style-name="P22"><text:s text:c="2"/>describe('.add', () <text:span text:style-name="T53">=&gt; </text:span>{</text:p>
      <text:p text:style-name="P22"><text:s text:c="4"/>it('adds argument1 and argument2 together', () <text:span text:style-name="T53">=&gt; </text:span>{</text:p>
      <text:p text:style-name="P21"><text:s text:c="6"/>assert.equal(mather.add(3, 5), 8);</text:p>
      <text:p text:style-name="P21"><text:s text:c="4"/>});</text:p>
      <text:p text:style-name="P21"><text:s text:c="2"/>});</text:p>
      <text:p text:style-name="P22"><text:s text:c="2"/>describe('.mul', () <text:span text:style-name="T53">=&gt; </text:span>{</text:p>
      <text:p text:style-name="P22"><text:s text:c="4"/>it('multiplies argument1 with argument2', () <text:span text:style-name="T53">=&gt; </text:span>{</text:p>
      <text:p text:style-name="P21"><text:s text:c="6"/>assert.equal(mather.mul(3, 5), 15);</text:p>
      <text:p text:style-name="P21"><text:soft-page-break/><text:s text:c="4"/>});</text:p>
      <text:p text:style-name="P21"><text:s text:c="2"/>});</text:p>
      <text:p text:style-name="P21">});</text:p>
      <text:p text:style-name="P23"/>
      <text:p text:style-name="P18"><text:bookmark text:name="docs-internal-guid-efc210a6-3754-5f2e-8483-fe68009eb69a"/><text:span text:style-name="T4">If I'd for example made some changes to</text:span><text:span text:style-name="T7"> </text:span><text:span text:style-name="T6">mather</text:span><text:span text:style-name="T7"> </text:span><text:span text:style-name="T4">its</text:span><text:span text:style-name="T7"> </text:span><text:span text:style-name="T6">mul</text:span><text:span text:style-name="T7"> </text:span><text:span text:style-name="T4">method which would result in a different return value when 3 and 5 are passed as arguments, it'd be clear that </text:span><text:span text:style-name="T5">the code is broken,</text:span><text:span text:style-name="T4"> by running the tests. Since the assertion, calling</text:span><text:span text:style-name="T7"> </text:span><text:span text:style-name="T6">mather.mul</text:span><text:span text:style-name="T7"> </text:span><text:span text:style-name="T4">with the arguments 3 and 5 should equal 15, was specified in the test function its body.</text:span></text:p>
      <text:h text:style-name="Heading_20_2" text:outline-level="2"><text:bookmark-start text:name="__RefHeading___Toc156_5293758"/>Code coverage<text:bookmark-end text:name="__RefHeading___Toc156_5293758"/></text:h>
      <text:p text:style-name="P19">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text:p>
      <text:h text:style-name="Heading_20_3" text:outline-level="3"><text:bookmark-start text:name="__RefHeading___Toc158_5293758"/>Istanbul<text:bookmark-end text:name="__RefHeading___Toc158_5293758"/></text:h>
      <text:p text:style-name="P4">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56">also </text:span>provides a browser based interface in which it's easy to view code coverage information for every file in the software its source code.</text:p>
      <text:h text:style-name="Heading_20_3" text:outline-level="3"><text:bookmark-start text:name="__RefHeading___Toc160_5293758"/>Coveralls<text:bookmark-end text:name="__RefHeading___Toc160_5293758"/></text:h>
      <text:p text:style-name="P4">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h text:style-name="Heading_20_2" text:outline-level="2"><text:bookmark-start text:name="__RefHeading___Toc162_5293758"/>In-line documentation<text:bookmark-end text:name="__RefHeading___Toc162_5293758"/></text:h>
      <text:p text:style-name="P7">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text:p>
      <text:h text:style-name="Heading_20_3" text:outline-level="3"><text:bookmark-start text:name="__RefHeading___Toc164_5293758"/>JS<text:span text:style-name="T9">Doc</text:span><text:bookmark-end text:name="__RefHeading___Toc164_5293758"/></text:h>
      <text:p text:style-name="P11">JSDoc generates documentation by parsing comments <text:span text:style-name="T64">written using</text:span> a <text:span text:style-name="T65">specified</text:span> style.</text:p>
      <text:p text:style-name="P11">If you take the simple <text:span text:style-name="T10">ensureObject </text:span><text:span text:style-name="T26">function below, it requires at least some experience with JavaScript to understand what is going on.</text:span><text:span text:style-name="T29"> </text:span></text:p>
      <text:p text:style-name="P24"><text:soft-page-break/>function ensureObject(x) {</text:p>
      <text:p text:style-name="P24"><text:s text:c="2"/>return typeof x === 'object' &amp;&amp; !(x instanceof Array) ? x : {};</text:p>
      <text:p text:style-name="P24">}</text:p>
      <text:p text:style-name="P24"/>
      <text:p text:style-name="P30">But when a code block containing a lot of information about the function is present, almost anyone can understand what is going on. <text:span text:style-name="T52">The example below shows a comment that makes the </text:span><text:span text:style-name="T11">ensureObject</text:span><text:span text:style-name="T27"> function easy to understand for anyone with some programming experience. </text:span><text:span text:style-name="T28">Commenting code like this also makes sure the code is easy to understand after a period of time. </text:span></text:p>
      <text:p text:style-name="P30"/>
      <text:p text:style-name="P24">/**</text:p>
      <text:p text:style-name="P26"><text:s/>* Returns x when x is of type object else a new object. This function</text:p>
      <text:p text:style-name="P26"><text:s/>* also checks whether x is an instance of the Array class, this is</text:p>
      <text:p text:style-name="P26"><text:s/>* required because every array in JS inherits from the Object class.</text:p>
      <text:p text:style-name="P26"><text:s/>* @param {any} x - Gets checked for type object</text:p>
      <text:p text:style-name="P25"><text:s/>* @return {object} - x <text:span text:style-name="T51">if</text:span> <text:span text:style-name="T51">x is</text:span> <text:span text:style-name="T51">an</text:span> object <text:span text:style-name="T51">else</text:span> a new object</text:p>
      <text:p text:style-name="P25"><text:s/>* @example</text:p>
      <text:p text:style-name="P25"><text:s/>* ensureObject([]); // {}</text:p>
      <text:p text:style-name="P25"><text:s/>* ensureObject(34); // {}</text:p>
      <text:p text:style-name="P25"><text:s/>* ensureObject({ a: true }); // { a: true }</text:p>
      <text:p text:style-name="P25"><text:s/>*/</text:p>
      <text:p text:style-name="P24">function ensureObject(x) {</text:p>
      <text:p text:style-name="P24"><text:s text:c="2"/>return typeof x === 'object' &amp;&amp; !(x instanceof Array) ? x : {};</text:p>
      <text:p text:style-name="P24">}</text:p>
      <text:h text:style-name="Heading_20_3" text:outline-level="3"><text:bookmark-start text:name="__RefHeading___Toc166_5293758"/>Inch-ci<text:bookmark-end text:name="__RefHeading___Toc166_5293758"/></text:h>
      <text:p text:style-name="P5">Inch-ci is a tool which checks an application its source code for in-line documentation. Inch-ci notifies programmers about the presence or absence of proper in-line documentation. According </text:p>
      <text:h text:style-name="Heading_20_2" text:outline-level="2"><text:bookmark-start text:name="__RefHeading___Toc168_5293758"/>Code quality<text:bookmark-end text:name="__RefHeading___Toc168_5293758"/></text:h>
      <text:p text:style-name="P43">When developing software, it is important to keep the source code of high quality. This includes a lot of things, some examples are: a consistent code style, proper documentation, <text:span text:style-name="T74">a </text:span>high percentage <text:span text:style-name="T74">of </text:span>code coverage <text:span text:style-name="T74">and no code code duplication.</text:span></text:p>
      <text:h text:style-name="Heading_20_3" text:outline-level="3"><text:bookmark-start text:name="__RefHeading___Toc170_5293758"/>Codacy <text:span text:style-name="T54">and Code Climate</text:span><text:bookmark-end text:name="__RefHeading___Toc170_5293758"/></text:h>
      <text:p text:style-name="P42">Codacy and Code Climate are remotely hosted <text:span text:style-name="T75">and free for open source,</text:span> <text:span text:style-name="T75">services</text:span> that will inform programmers about <text:span text:style-name="T76">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13">JSLint is a tool used to check code styles. It is used to <text:span text:style-name="T55">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Heading_20_1" text:outline-level="1"><text:bookmark-start text:name="__RefHeading___Toc176_5293758"/><text:soft-page-break/>Application realization<text:bookmark-end text:name="__RefHeading___Toc176_5293758"/></text:h>
      <text:h text:style-name="Heading_20_2" text:outline-level="2"><text:bookmark-start text:name="__RefHeading___Toc178_5293758"/>Pre-alpha<text:bookmark-end text:name="__RefHeading___Toc178_5293758"/></text:h>
      <text:p text:style-name="P40"><text:span text:style-name="T73">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span></text:p>
      <text:p text:style-name="P40"><text:span text:style-name="T73">This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span></text:p>
      <text:h text:style-name="Heading_20_2" text:outline-level="2"><text:bookmark-start text:name="__RefHeading___Toc180_5293758"/>Alpha<text:bookmark-end text:name="__RefHeading___Toc180_5293758"/></text:h>
      <text:p text:style-name="P44"><text:span text:style-name="T79">All tools which were to be used whilst developing f_ were chosen and integrated within the work flow. And a</text:span>fter some experiments with some basic prototypes of f_, <text:span text:style-name="T80">a</text:span> basic API was developed which would not change to much over time, whilst the underlying logic would be actively developed. As soon as the basic API and logic <text:span text:style-name="T77">were</text:span> finished and <text:span text:style-name="T77">decently</text:span> optimized the <text:span text:style-name="T77">alpha</text:span> version of f_ was released.</text:p>
      <text:h text:style-name="Heading_20_2" text:outline-level="2"><text:bookmark-start text:name="__RefHeading___Toc182_5293758"/>Beta<text:bookmark-end text:name="__RefHeading___Toc182_5293758"/></text:h>
      <text:p text:style-name="P41"><text:span text:style-name="T77">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span></text:p>
      <text:h text:style-name="Heading_20_2" text:outline-level="2"><text:bookmark-start text:name="__RefHeading___Toc192_5293758"/>Production release<text:bookmark-end text:name="__RefHeading___Toc192_5293758"/></text:h>
      <text:p text:style-name="P45">After the use of the f_ beta release, a lot of optimizations were made. None of those changes affected the API, since every API <text:span text:style-name="T78">is</text:span> frozen until a bug fix <text:span text:style-name="T78">is required. Nowadays f_ is used in multiple projects which require writing asynchronous code within a larger and sometimes hard to maintain code base.</text:span></text:p>
      <text:h text:style-name="P46" text:outline-level="1"><text:bookmark-start text:name="__RefHeading___Toc196_5293758"/><text:soft-page-break/>API<text:bookmark-end text:name="__RefHeading___Toc196_5293758"/></text:h>
      <text:h text:style-name="P47" text:outline-level="2"><text:bookmark-start text:name="__RefHeading___Toc198_5293758"/><text:span text:style-name="T61">g</text:span>etConstructor<text:bookmark-end text:name="__RefHeading___Toc198_5293758"/></text:h>
      <text:p text:style-name="P33">The getConstructor function is used to get an f_ task list. All configuration before execution is done by passing it an <text:span text:style-name="T10">options</text:span> object. The <text:span text:style-name="T10">options</text:span> object can have certain properties which configure the f_ task list, they are described here.</text:p>
      <text:h text:style-name="P52" text:outline-level="3"><text:bookmark-start text:name="__RefHeading___Toc1267_1147079131"/>initializer<text:bookmark-end text:name="__RefHeading___Toc1267_1147079131"/></text:h>
      <text:p text:style-name="P35">The <text:span text:style-name="T10">initializer</text:span><text:span text:style-name="T26"> property is an optional way to provide a class initializer function. This function will be passed the arguments passed upon initialization of an instance from the class returned by </text:span><text:span text:style-name="T10">getConstructor </text:span><text:span text:style-name="T26">function.</text:span></text:p>
      <text:h text:style-name="P51" text:outline-level="3"><text:bookmark-start text:name="__RefHeading___Toc1269_1147079131"/>function_flow<text:bookmark-end text:name="__RefHeading___Toc1269_1147079131"/></text:h>
      <text:p text:style-name="P34"><text:span text:style-name="T26">The tasks which are supposed to run can be defined b</text:span>y passing the <text:span text:style-name="T10">getConstructor </text:span><text:span text:style-name="T26">function a </text:span><text:span text:style-name="T10">function_flow</text:span><text:span text:style-name="T26"> property in the </text:span><text:span text:style-name="T10">options</text:span><text:span text:style-name="T26"> object </text:span><text:span text:style-name="T40">when calling it</text:span><text:span text:style-name="T26">. The elements in the array are objects with 2 required properties: </text:span><text:span text:style-name="T10">name</text:span><text:span text:style-name="T26"> and </text:span><text:span text:style-name="T10">function. </text:span><text:span text:style-name="T26">The </text:span><text:span text:style-name="T10">name </text:span><text:span text:style-name="T26">property is used for feedback purposes and the </text:span><text:span text:style-name="T10">function</text:span><text:span text:style-name="T26"> property is the actual </text:span><text:span text:style-name="T40">task list item (</text:span><text:span text:style-name="T26">function</text:span><text:span text:style-name="T40">)</text:span><text:span text:style-name="T26"> to execute.</text:span></text:p>
      <text:p text:style-name="P36"><text:span text:style-name="T26">@EXTRA more properties passed to getConstructor?</text:span></text:p>
      <text:h text:style-name="Heading_20_2" text:outline-level="2"><text:bookmark-start text:name="__RefHeading___Toc200_5293758"/>instance_modules<text:bookmark-end text:name="__RefHeading___Toc200_5293758"/></text:h>
      <text:p text:style-name="P37">A few modules and their required data will be applied to instances of f_ task classes. These are <text:span text:style-name="T47">described below.</text:span></text:p>
      <text:h text:style-name="P53" text:outline-level="3"><text:bookmark-start text:name="__RefHeading___Toc1271_1147079131"/>err<text:bookmark-end text:name="__RefHeading___Toc1271_1147079131"/></text:h>
      <text:p text:style-name="P37"><text:span text:style-name="T26">The </text:span><text:span text:style-name="T10">err</text:span><text:span text:style-name="T26"> module </text:span><text:span text:style-name="T44">is function that holds</text:span><text:span text:style-name="T26"> all errors </text:span><text:span text:style-name="T42">in a property called </text:span><text:span text:style-name="T19">data</text:span><text:span text:style-name="T42"> which is an array</text:span><text:span text:style-name="T26">. </text:span><text:span text:style-name="T42">These errors are runtime level errors thrown by the engine, but also errors thrown by the f_ task list items.</text:span><text:span text:style-name="T26"> </text:span><text:span text:style-name="T41">Errors are objects containing an error object and an property called </text:span><text:span text:style-name="T18">time</text:span><text:span text:style-name="T41"> which holds the time the error occurred in Epoch format.</text:span><text:span text:style-name="T10"> </text:span><text:span text:style-name="T44">Upon calling </text:span><text:span text:style-name="T21">err</text:span><text:span text:style-name="T44">, </text:span><text:span text:style-name="T45">the </text:span><text:span text:style-name="T22">history </text:span><text:span text:style-name="T45">method is called and </text:span><text:span text:style-name="T46">is </text:span><text:span text:style-name="T45">passed the </text:span><text:span text:style-name="T22">err</text:span><text:span text:style-name="T45"> object. </text:span><text:span text:style-name="T48">The </text:span><text:span text:style-name="T25">err</text:span><text:span text:style-name="T48"> objects are stored in the </text:span><text:span text:style-name="T25">data </text:span><text:span text:style-name="T48">array in the order of occurrence .</text:span></text:p>
      <text:h text:style-name="P53" text:outline-level="3"><text:bookmark-start text:name="__RefHeading___Toc1273_1147079131"/>log<text:bookmark-end text:name="__RefHeading___Toc1273_1147079131"/></text:h>
      <text:p text:style-name="P38">The <text:span text:style-name="T10">log</text:span><text:span text:style-name="T26"> module is a function with a property called </text:span><text:span text:style-name="T10">data</text:span><text:span text:style-name="T26">. The </text:span><text:span text:style-name="T10">data</text:span><text:span text:style-name="T26"> property is an array containing log objects. The log objects has two properties: </text:span><text:span text:style-name="T10">time</text:span><text:span text:style-name="T26"> and </text:span><text:span text:style-name="T10">message. </text:span><text:span text:style-name="T26">Where </text:span><text:span text:style-name="T10">time</text:span><text:span text:style-name="T26"> is the time the </text:span><text:span text:style-name="T10">log</text:span><text:span text:style-name="T26"> function is called in Epoch format. And </text:span><text:span text:style-name="T10">message </text:span><text:span text:style-name="T26">is the argument passed to the </text:span><text:span text:style-name="T10">log</text:span><text:span text:style-name="T26"> function when calling it. </text:span><text:span text:style-name="T43">The </text:span><text:span text:style-name="T20">message </text:span><text:span text:style-name="T43">property can be of any data type. </text:span><text:span text:style-name="T48">Just like with calling </text:span><text:span text:style-name="T25">err,</text:span><text:span text:style-name="T44"> calling </text:span><text:span text:style-name="T23">log</text:span><text:span text:style-name="T44">, </text:span><text:span text:style-name="T48">calls </text:span><text:span text:style-name="T45">the </text:span><text:span text:style-name="T23">history</text:span><text:span text:style-name="T22"> </text:span><text:span text:style-name="T48">function</text:span><text:span text:style-name="T45"> and </text:span><text:span text:style-name="T46">is </text:span><text:span text:style-name="T45">passed the </text:span><text:span text:style-name="T24">log</text:span><text:span text:style-name="T45"> object.</text:span></text:p>
      <text:h text:style-name="P53" text:outline-level="3"><text:bookmark-start text:name="__RefHeading___Toc1275_1147079131"/>History<text:bookmark-end text:name="__RefHeading___Toc1275_1147079131"/></text:h>
      <text:p text:style-name="P39">The history module is a function containing all <text:span text:style-name="T10">log</text:span><text:span text:style-name="T26"> and </text:span><text:span text:style-name="T10">err </text:span><text:span text:style-name="T26">objects. Just like </text:span><text:span text:style-name="T10">log </text:span><text:span text:style-name="T26">and </text:span><text:span text:style-name="T10">err</text:span><text:span text:style-name="T26"> data is </text:span><text:soft-page-break/><text:span text:style-name="T26">stored in the order of </text:span><text:span text:style-name="T48">occurrence. </text:span><text:span text:style-name="T49">It can be useful to have a log of everything that happened whilst running a task list, and not just 2 separate logs for errors and notifications.</text:span></text:p>
      <text:h text:style-name="Heading_20_2" text:outline-level="2"><text:bookmark-start text:name="__RefHeading___Toc202_5293758"/><text:span text:style-name="T68">m</text:span>ethods<text:bookmark-end text:name="__RefHeading___Toc202_5293758"/></text:h>
      <text:p text:style-name="P17">All f_ its functionality for f_ task lists is contained in the methods described below. <text:span text:style-name="T69">These methods are bound to the top level scope of the f_ task list instance, they are prefixed with </text:span><text:span text:style-name="T15">f_</text:span><text:span text:style-name="T69">. So for example if you want to continue to the next f_ task in the f_ task list, </text:span><text:span text:style-name="T15">f_next</text:span><text:span text:style-name="T35"> is called.</text:span></text:p>
      <text:h text:style-name="P48" text:outline-level="3"><text:bookmark-start text:name="__RefHeading___Toc204_5293758"/><text:span text:style-name="T70">n</text:span>ext<text:bookmark-end text:name="__RefHeading___Toc204_5293758"/></text:h>
      <text:p text:style-name="P20">When <text:span text:style-name="T10">next </text:span><text:span text:style-name="T26">is called, the next function in the f_ task list its </text:span><text:span text:style-name="T10">function_flow</text:span><text:span text:style-name="T26"> array will be called. </text:span><text:span text:style-name="T36">Which function is called depends on the position of the </text:span><text:span text:style-name="T16">function_flow </text:span><text:span text:style-name="T36">iterator. When there is no function to be called due to the completion of the f_ task list, the </text:span><text:span text:style-name="T16">finish</text:span><text:span text:style-name="T36"> method is called. </text:span><text:span text:style-name="T37">(@</text:span><text:span text:style-name="T50">EXTRA</text:span><text:span text:style-name="T37"> can we pass ar</text:span><text:span text:style-name="T39">guments</text:span><text:span text:style-name="T37">?!)</text:span></text:p>
      <text:h text:style-name="Heading_20_3" text:outline-level="3"><text:bookmark-start text:name="__RefHeading___Toc206_5293758"/><text:span text:style-name="T58">a</text:span>bort<text:bookmark-end text:name="__RefHeading___Toc206_5293758"/></text:h>
      <text:p text:style-name="P14">This method is can be called within an f_ task to abort the f_ task list. Calling <text:span text:style-name="T10">abort </text:span><text:span text:style-name="T26">results in the f_ task list to be stopped, no new functions from the </text:span><text:span text:style-name="T10">function_flow</text:span><text:span text:style-name="T26"> array are called. </text:span><text:span text:style-name="T28">This method takes an error as an </text:span><text:span text:style-name="T29">argument</text:span><text:span text:style-name="T28">. </text:span><text:span text:style-name="T32">When the </text:span><text:span text:style-name="T12">abort</text:span><text:span text:style-name="T32"> function is called, the </text:span><text:span text:style-name="T12">abort</text:span><text:span text:style-name="T32"> event is fired. </text:span><text:span text:style-name="T33">A property will be added to the task list: </text:span><text:span text:style-name="T13">f_</text:span><text:span text:style-name="T14">aborted</text:span><text:span text:style-name="T13">_at</text:span><text:span text:style-name="T33">, which contains </text:span><text:span text:style-name="T34">an</text:span><text:span text:style-name="T33"> Epoch time stamp.</text:span></text:p>
      <text:h text:style-name="Heading_20_3" text:outline-level="3"><text:bookmark-start text:name="__RefHeading___Toc208_5293758"/><text:span text:style-name="T59">f</text:span>inish<text:bookmark-end text:name="__RefHeading___Toc208_5293758"/></text:h>
      <text:p text:style-name="P15">Calling this method <text:span text:style-name="T60">will finish a f_ task list, which means no more functions from the </text:span><text:span text:style-name="T13">function_flow</text:span><text:span text:style-name="T33"> are getting called. A property will be added to the task list: </text:span><text:span text:style-name="T13">f_completed_at</text:span><text:span text:style-name="T33">, which contains </text:span><text:span text:style-name="T34">an</text:span><text:span text:style-name="T33"> Epoch time stamp.</text:span></text:p>
      <text:h text:style-name="P49" text:outline-level="3"><text:bookmark-start text:name="__RefHeading___Toc210_5293758"/><text:span text:style-name="T53">r</text:span>etryAll<text:bookmark-end text:name="__RefHeading___Toc210_5293758"/></text:h>
      <text:p text:style-name="P12">The <text:span text:style-name="T10">retryAll </text:span><text:span text:style-name="T26">method starts the current f_ task list from the start, </text:span><text:span text:style-name="T38">meaning the first function in the </text:span><text:span text:style-name="T17">function_flow</text:span><text:span text:style-name="T38"> array</text:span><text:span text:style-name="T26">. This method takes an error as an </text:span><text:span text:style-name="T29">argument</text:span><text:span text:style-name="T26">.</text:span></text:p>
      <text:h text:style-name="P50" text:outline-level="3"><text:bookmark-start text:name="__RefHeading___Toc212_5293758"/><text:span text:style-name="T53">r</text:span>etryThis<text:bookmark-end text:name="__RefHeading___Toc212_5293758"/></text:h>
      <text:p text:style-name="P12">The <text:span text:style-name="T10">retryThis</text:span><text:span text:style-name="T26"> method re-runs the current f_ task. An alias could be </text:span><text:span text:style-name="T10">retryFromHere. </text:span><text:span text:style-name="T26">The f_ task list will be continued like normal when the current f_ task calls the </text:span><text:span text:style-name="T10">next </text:span><text:span text:style-name="T26"><text:s/>method. The </text:span><text:span text:style-name="T10">retryThis </text:span><text:span text:style-name="T26">method will increment the task it was called from its try counter. This method takes an error as an </text:span><text:span text:style-name="T30">a</text:span><text:span text:style-name="T31">rgument</text:span><text:span text:style-name="T26">.</text:span></text:p>
      <text:h text:style-name="Heading_20_3" text:outline-level="3"><text:bookmark-start text:name="__RefHeading___Toc214_5293758"/><text:span text:style-name="T67">r</text:span>etryFrom<text:bookmark-end text:name="__RefHeading___Toc214_5293758"/></text:h>
      <text:p text:style-name="P16">When this method is called and passed a<text:span text:style-name="T68">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Heading_20_3" text:outline-level="3"><text:bookmark-start text:name="__RefHeading___Toc216_5293758"/><text:soft-page-break/>retryMethod<text:bookmark-end text:name="__RefHeading___Toc216_5293758"/></text:h>
      <text:p text:style-name="Text_20_body"/>
      <text:h text:style-name="Heading_20_1" text:outline-level="1"><text:bookmark-start text:name="__RefHeading___Toc218_5293758"/>Flowcharts<text:bookmark-end text:name="__RefHeading___Toc218_5293758"/></text:h>
      <text:p text:style-name="P4">@<text:span text:style-name="T72">EXTRA</text:span> all</text:p>
      <text:h text:style-name="Heading_20_2" text:outline-level="2"><text:bookmark-start text:name="__RefHeading___Toc220_5293758"/>getConstructor<text:bookmark-end text:name="__RefHeading___Toc220_5293758"/></text:h>
      <text:h text:style-name="Heading_20_2" text:outline-level="2"><text:bookmark-start text:name="__RefHeading___Toc222_5293758"/>next<text:bookmark-end text:name="__RefHeading___Toc222_5293758"/></text:h>
      <text:h text:style-name="Heading_20_2" text:outline-level="2"><text:bookmark-start text:name="__RefHeading___Toc224_5293758"/>Simple program<text:bookmark-end text:name="__RefHeading___Toc224_5293758"/></text:h>
      <text:p text:style-name="Text_20_body"/>
      <text:h text:style-name="Heading_20_1" text:outline-level="1"><text:bookmark-start text:name="__RefHeading___Toc226_5293758"/>Examples<text:bookmark-end text:name="__RefHeading___Toc226_5293758"/></text:h>
      <text:p text:style-name="P6">These examples are for demonstration purposes only. They contain minimal functionality in order to showcase how f_ works, with both synchronous and asynchronous code.</text:p>
      <text:h text:style-name="Heading_20_2" text:outline-level="2"><text:bookmark-start text:name="__RefHeading___Toc228_5293758"/>Minimal<text:bookmark-end text:name="__RefHeading___Toc228_5293758"/></text:h>
      <text:p text:style-name="P32">This example </text:p>
      <text:p text:style-name="P27">const Tasks = f_.getConstructor({</text:p>
      <text:p text:style-name="P27"><text:s text:c="2"/>function_flow: [</text:p>
      <text:p text:style-name="P27"><text:s text:c="4"/>{</text:p>
      <text:p text:style-name="P27"><text:s text:c="6"/>name: 'method1',</text:p>
      <text:p text:style-name="P27"><text:s text:c="6"/>function: function method1() {</text:p>
      <text:p text:style-name="P27"><text:s text:c="8"/>this.f_next();</text:p>
      <text:p text:style-name="P27"><text:s text:c="6"/>}</text:p>
      <text:p text:style-name="P27"><text:s text:c="4"/>},</text:p>
      <text:p text:style-name="P27"><text:s text:c="4"/>{</text:p>
      <text:p text:style-name="P27"><text:s text:c="6"/>name: 'method2',</text:p>
      <text:p text:style-name="P27"><text:s text:c="6"/>function: function method2() {</text:p>
      <text:p text:style-name="P27"><text:s text:c="8"/>this.f_next();</text:p>
      <text:p text:style-name="P27"><text:s text:c="6"/>}</text:p>
      <text:p text:style-name="P27"><text:s text:c="4"/>}</text:p>
      <text:p text:style-name="P27"><text:s text:c="2"/>]</text:p>
      <text:p text:style-name="P27">});</text:p>
      <text:p text:style-name="P27"/>
      <text:p text:style-name="P27">let tasks = Tasks();</text:p>
      <text:p text:style-name="P27"/>
      <text:p text:style-name="P27">tasks.f_go;</text:p>
      <text:h text:style-name="Heading_20_2" text:outline-level="2"><text:bookmark-start text:name="__RefHeading___Toc230_5293758"/>Source code collector<text:bookmark-end text:name="__RefHeading___Toc230_5293758"/></text:h>
      <text:p text:style-name="P28">const Tasks = f_.getConstructor({</text:p>
      <text:p text:style-name="P28"><text:s text:c="2"/>initializer: function initializer(o) {</text:p>
      <text:p text:style-name="P28"><text:s text:c="4"/>this.o = o.url;</text:p>
      <text:p text:style-name="P28"><text:s text:c="4"/>this.d.body = '';</text:p>
      <text:p text:style-name="P28"><text:s text:c="2"/>},</text:p>
      <text:p text:style-name="P28"><text:soft-page-break/><text:s text:c="2"/>function_flow: [</text:p>
      <text:p text:style-name="P28"><text:s text:c="4"/>{</text:p>
      <text:p text:style-name="P28"><text:s text:c="6"/>name: 'getSource',</text:p>
      <text:p text:style-name="P28"><text:s text:c="6"/>function: function getSource() {</text:p>
      <text:p text:style-name="P28"><text:s text:c="8"/>https.get(this.o.url, (res) =&gt; {</text:p>
      <text:p text:style-name="P28"><text:s text:c="10"/>res.on('data', (chunk) =&gt; this.d,body += chunk);</text:p>
      <text:p text:style-name="P28"><text:s text:c="10"/>res.on('end', () =&gt; this.f_next());</text:p>
      <text:p text:style-name="P28"><text:s text:c="10"/>res.on('error', (err) =&gt; this.f_retryThis(err));</text:p>
      <text:p text:style-name="P28"><text:s text:c="8"/>});</text:p>
      <text:p text:style-name="P28"><text:s text:c="6"/>}</text:p>
      <text:p text:style-name="P28"><text:s text:c="4"/>},</text:p>
      <text:p text:style-name="P28"><text:s text:c="4"/>{</text:p>
      <text:p text:style-name="P28"><text:s text:c="6"/>name: 'saveSource',</text:p>
      <text:p text:style-name="P28"><text:s text:c="6"/>function: function saveSource() {</text:p>
      <text:p text:style-name="P28"><text:s text:c="8"/>fs.writeFile(this.url, this.d.body, (err) =&gt; {</text:p>
      <text:p text:style-name="P28"><text:s text:c="10"/>if (err) {</text:p>
      <text:p text:style-name="P28"><text:s text:c="12"/>return this.f_retryThis(err);</text:p>
      <text:p text:style-name="P28"><text:s text:c="10"/>}</text:p>
      <text:p text:style-name="P28"><text:s text:c="10"/>this.f_next();</text:p>
      <text:p text:style-name="P28"><text:s text:c="8"/>});</text:p>
      <text:p text:style-name="P28"><text:s text:c="6"/>}</text:p>
      <text:p text:style-name="P28"><text:s text:c="4"/>}</text:p>
      <text:p text:style-name="P28"><text:s text:c="2"/>]</text:p>
      <text:p text:style-name="P28">});</text:p>
      <text:p text:style-name="P28"/>
      <text:p text:style-name="P28">let tasks = new Tasks({</text:p>
      <text:p text:style-name="P28"><text:s text:c="2"/>custom_data: {</text:p>
      <text:p text:style-name="P28"><text:s text:c="4"/>url: 'https://github.com'</text:p>
      <text:p text:style-name="P28"><text:s text:c="2"/>}</text:p>
      <text:p text:style-name="P28">});</text:p>
      <text:p text:style-name="P28"/>
      <text:p text:style-name="P28">tasks.f_go();</text:p>
      <text:h text:style-name="Heading_20_2" text:outline-level="2"><text:bookmark-start text:name="__RefHeading___Toc232_5293758"/>HTTP request handler<text:bookmark-end text:name="__RefHeading___Toc232_5293758"/></text:h>
      <text:p text:style-name="P29">const HttpReqHandler = f_.getConstructor({</text:p>
      <text:p text:style-name="P29"><text:s text:c="2"/>initializer: function initializer(o) {</text:p>
      <text:p text:style-name="P29"><text:s text:c="4"/>this.o = o;</text:p>
      <text:p text:style-name="P29"><text:s text:c="2"/>},</text:p>
      <text:p text:style-name="P29"><text:s text:c="2"/>function_flow: [</text:p>
      <text:p text:style-name="P29"><text:s text:c="4"/>{</text:p>
      <text:p text:style-name="P29"><text:s text:c="6"/>name: 'extractInfo',</text:p>
      <text:p text:style-name="P29"><text:s text:c="6"/>function: function extractInfo() {</text:p>
      <text:p text:style-name="P29"><text:s text:c="8"/>this.d.req_url = this.o.req.url;</text:p>
      <text:p text:style-name="P29"><text:s text:c="8"/>this.d.req_method = this.o.req.method;</text:p>
      <text:p text:style-name="P29"><text:s text:c="8"/>this.f_next();</text:p>
      <text:p text:style-name="P29"><text:s text:c="6"/>}</text:p>
      <text:p text:style-name="P29"><text:s text:c="4"/>},</text:p>
      <text:p text:style-name="P29"><text:s text:c="4"/>{</text:p>
      <text:p text:style-name="P29"><text:s text:c="6"/>name: 'logInfo',</text:p>
      <text:p text:style-name="P29"><text:s text:c="6"/>function: function logInfo() {</text:p>
      <text:p text:style-name="P29"><text:s text:c="8"/>console.log(this.d.req_method, this.d.req_url);</text:p>
      <text:p text:style-name="P29"><text:s text:c="6"/>}</text:p>
      <text:p text:style-name="P29"><text:s text:c="4"/>},</text:p>
      <text:p text:style-name="P29"><text:s text:c="4"/>{</text:p>
      <text:p text:style-name="P29"><text:s text:c="6"/>name: 'writeRes',</text:p>
      <text:p text:style-name="P29"><text:s text:c="6"/>function: function writeRes() {</text:p>
      <text:p text:style-name="P29"><text:s text:c="8"/>this.o.res.write(this.d.req_method + ' ' + this.d.req_url);</text:p>
      <text:p text:style-name="P29"><text:s text:c="8"/>this.o.res.end();</text:p>
      <text:p text:style-name="P29"><text:s text:c="8"/>this.f_next();</text:p>
      <text:p text:style-name="P29"><text:s text:c="6"/>}</text:p>
      <text:p text:style-name="P29"><text:soft-page-break/><text:s text:c="4"/>}</text:p>
      <text:p text:style-name="P29"><text:s text:c="2"/>]</text:p>
      <text:p text:style-name="P29">});</text:p>
      <text:p text:style-name="P29"/>
      <text:p text:style-name="P29"/>
      <text:p text:style-name="P29">http.createServer((req, res) =&gt; (new HttpReqHandler({ req, res })).f_go())</text:p>
      <text:p text:style-name="P29"><text:s text:c="2"/>.listen(3333);</text:p>
      <text:h text:style-name="Heading_20_1" text:outline-level="1"><text:bookmark-start text:name="__RefHeading___Toc236_5293758"/>Project maintenance<text:bookmark-end text:name="__RefHeading___Toc236_5293758"/></text:h>
      <text:p text:style-name="P31">This project its API won't change. It could be possible that new features will be added, but 100% backward compatibility will always be maintained. Bug fixes will of course happen, they won't change the functionality or API and they can be submitted using the GitHub issue trac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3T18:41:20.864211271</dc:date>
    <meta:editing-duration>PT10H59M18S</meta:editing-duration>
    <meta:editing-cycles>119</meta:editing-cycles>
    <meta:document-statistic meta:table-count="0" meta:image-count="0" meta:object-count="0" meta:page-count="14" meta:paragraph-count="280" meta:word-count="4047" meta:character-count="24826" meta:non-whitespace-character-count="20602"/>
  </office:meta>
</office:document-meta>
</file>